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Courier1" svg:font-family="Courier"/>
    <style:font-face style:name="Lucida Console" svg:font-family="'Lucida Console'" style:font-pitch="fixed"/>
    <style:font-face style:name="Courier" svg:font-family="Courier" style:font-family-generic="modern" style:font-pitch="fixed"/>
    <style:font-face style:name="Arial" svg:font-family="Arial" style:font-pitch="variable"/>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101cm" fo:margin-top="0.049cm" fo:margin-bottom="0cm" fo:text-align="start" style:justify-single-word="false" fo:text-indent="0cm" style:auto-text-indent="false"/>
      <style:text-properties fo:font-size="7pt"/>
    </style:style>
    <style:style style:name="P2" style:family="paragraph" style:parent-style-name="Footer">
      <style:paragraph-properties fo:margin-left="0cm" fo:margin-right="0.101cm" fo:margin-top="0.049cm" fo:margin-bottom="0cm" fo:text-align="end" style:justify-single-word="false" fo:text-indent="0cm" style:auto-text-indent="false"/>
      <style:text-properties fo:font-size="7pt"/>
    </style:style>
    <style:style style:name="P3" style:family="paragraph" style:parent-style-name="Heading">
      <style:paragraph-properties fo:text-align="center" style:justify-single-word="false"/>
    </style:style>
    <style:style style:name="P4" style:family="paragraph" style:parent-style-name="Paragraph_20_Default" style:list-style-name="L1">
      <style:paragraph-properties fo:margin-top="0.199cm" fo:margin-bottom="0cm"/>
    </style:style>
    <style:style style:name="P5" style:family="paragraph" style:parent-style-name="Paragraph_20_Default" style:list-style-name="L1">
      <style:paragraph-properties fo:margin-top="0.199cm" fo:margin-bottom="0cm"/>
    </style:style>
    <style:style style:name="P6" style:family="paragraph" style:parent-style-name="Paragraph_20_Default" style:list-style-name="L1">
      <style:paragraph-properties fo:margin-top="0.199cm" fo:margin-bottom="0cm"/>
    </style:style>
    <style:style style:name="P7" style:family="paragraph" style:parent-style-name="Paragraph_20_Default" style:list-style-name="L1">
      <style:paragraph-properties fo:margin-top="0.199cm" fo:margin-bottom="0cm"/>
    </style:style>
    <style:style style:name="P8" style:family="paragraph" style:parent-style-name="Paragraph_20_Padding" style:list-style-name="L1"/>
    <style:style style:name="P9" style:family="paragraph" style:parent-style-name="Paragraph_20_Padding" style:list-style-name="L1"/>
    <style:style style:name="P10" style:family="paragraph" style:parent-style-name="Paragraph_20_Padding" style:list-style-name="L1"/>
    <style:style style:name="P11" style:family="paragraph" style:parent-style-name="Paragraph_20_Padding" style:list-style-name="L1"/>
    <style:style style:name="P12" style:family="paragraph" style:parent-style-name="Paragraph_20_Padding" style:list-style-name="L1"/>
    <style:style style:name="P13" style:family="paragraph" style:parent-style-name="Paragraph_20_Padding" style:list-style-name="L1"/>
    <style:style style:name="P14" style:family="paragraph" style:parent-style-name="Paragraph_20_Padding" style:list-style-name="L1"/>
    <style:style style:name="P15" style:family="paragraph" style:parent-style-name="Paragraph_20_Padding" style:list-style-name="L1"/>
    <style:style style:name="P16" style:family="paragraph" style:parent-style-name="Paragraph_20_Padding" style:list-style-name="L1"/>
    <style:style style:name="P17" style:family="paragraph" style:parent-style-name="Paragraph_20_Padding" style:list-style-name="L1"/>
    <style:style style:name="P18" style:family="paragraph" style:parent-style-name="Paragraph_20_Padding" style:list-style-name="L1"/>
    <style:style style:name="P19" style:family="paragraph" style:parent-style-name="Paragraph_20_Padding" style:list-style-name="L1"/>
    <style:style style:name="P20" style:family="paragraph" style:parent-style-name="Paragraph_20_Padding" style:list-style-name="L1"/>
    <style:style style:name="P21" style:family="paragraph" style:parent-style-name="Paragraph_20_Padding" style:list-style-name="L1"/>
    <style:style style:name="P22" style:family="paragraph" style:parent-style-name="Paragraph_20_Padding" style:list-style-name="L1"/>
    <style:style style:name="P23" style:family="paragraph" style:parent-style-name="Paragraph_20_Padding" style:list-style-name="L1"/>
    <style:style style:name="P24" style:family="paragraph" style:parent-style-name="Paragraph_20_Padding" style:list-style-name="L1"/>
    <style:style style:name="P25" style:family="paragraph" style:parent-style-name="Paragraph_20_Padding" style:list-style-name="L1"/>
    <style:style style:name="P26" style:family="paragraph" style:parent-style-name="Paragraph_20_Padding" style:list-style-name="L1"/>
    <style:style style:name="P27" style:family="paragraph" style:parent-style-name="Paragraph_20_Padding" style:list-style-name="L1"/>
    <style:style style:name="P28" style:family="paragraph" style:parent-style-name="Paragraph_20_Padding" style:list-style-name="L1"/>
    <style:style style:name="P29" style:family="paragraph" style:parent-style-name="Paragraph_20_Padding" style:list-style-name="L1"/>
    <style:style style:name="P30" style:family="paragraph" style:parent-style-name="Paragraph_20_Padding" style:list-style-name="L1"/>
    <style:style style:name="P31" style:family="paragraph" style:parent-style-name="Paragraph_20_Padding" style:list-style-name="L1"/>
    <style:style style:name="P32" style:family="paragraph" style:parent-style-name="Paragraph_20_Padding" style:list-style-name="L1"/>
    <style:style style:name="P33" style:family="paragraph" style:parent-style-name="Paragraph_20_Padding" style:list-style-name="L1"/>
    <style:style style:name="P34" style:family="paragraph" style:parent-style-name="Paragraph_20_Padding" style:list-style-name="L1"/>
    <style:style style:name="P35" style:family="paragraph" style:parent-style-name="Paragraph_20_Padding" style:list-style-name="L1"/>
    <text:list-style style:name="L1">
      <text:list-level-style-bullet text:level="1" text:style-name="Bullet_20_Symbols" style:num-suffix=" " text:bullet-char="•">
        <style:list-level-properties text:min-label-width="0.499cm"/>
      </text:list-level-style-bullet>
      <text:list-level-style-bullet text:level="2" text:style-name="Bullet_20_Symbols" style:num-suffix=" " text:bullet-char="•">
        <style:list-level-properties text:space-before="0.501cm" text:min-label-width="0.499cm"/>
      </text:list-level-style-bullet>
      <text:list-level-style-bullet text:level="3" text:style-name="Bullet_20_Symbols" style:num-suffix=" " text:bullet-char="•">
        <style:list-level-properties text:space-before="1cm" text:min-label-width="0.499cm"/>
      </text:list-level-style-bullet>
      <text:list-level-style-bullet text:level="4" text:style-name="Bullet_20_Symbols" style:num-suffix=" " text:bullet-char="•">
        <style:list-level-properties text:space-before="1.501cm" text:min-label-width="0.499cm"/>
      </text:list-level-style-bullet>
      <text:list-level-style-bullet text:level="5" text:style-name="Bullet_20_Symbols" style:num-suffix=" " text:bullet-char="•">
        <style:list-level-properties text:space-before="2cm" text:min-label-width="0.499cm"/>
      </text:list-level-style-bullet>
      <text:list-level-style-bullet text:level="6" text:style-name="Bullet_20_Symbols" style:num-suffix=" " text:bullet-char="•">
        <style:list-level-properties text:space-before="2.501cm" text:min-label-width="0.499cm"/>
      </text:list-level-style-bullet>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_20_Article"/>
      <text:p text:style-name="P3">TermWare - JSR94 API </text:p>
      <text:h text:style-name="Heading_20_1" text:outline-level="1">Related <text:s/>documents</text:h>
      <text:list text:style-name="L1">
        <text:list-item>
          <text:p text:style-name="P4"><text:a xlink:type="simple" xlink:href="http://www.jcp.org/jsr94" text:style-name="Internet_20_link" text:visited-style-name="Visited_20_Internet_20_Link">JSR 94 <text:s/>specification</text:a></text:p>
        </text:list-item>
        <text:list-item>
          <text:p text:style-name="P4"><text:s/>TermWare <text:a xlink:type="simple" xlink:href="http://www.gradsoft.ua/rus/Products/termware/docs/Semantics_eng/Semantics_eng.html" office:name="semantics_eng" text:visited-style-name="Visited_20_Internet_20_Link">Semantics Description </text:a></text:p>
        </text:list-item>
        <text:list-item>
          <text:p text:style-name="P4"><text:a xlink:type="simple" xlink:href="http://www.gradsoft.ua/rus/Products/termware/jdocs/index.html" text:style-name="Internet_20_link" text:visited-style-name="Visited_20_Internet_20_Link">TermWare Java API</text:a></text:p>
        </text:list-item>
        <text:list-item>
          <text:p text:style-name="P4"><text:a xlink:type="simple" xlink:href="http://www.gradsoft.ua/rus/Products/termware/docs/TAPI/index.htm" text:style-name="Internet_20_link" text:visited-style-name="Visited_20_Internet_20_Link">TermWare buildin transformers </text:a></text:p>
        </text:list-item>
      </text:list>
      <text:h text:style-name="Heading_20_1" text:outline-level="1">XML representation of rule execution sets </text:h>
      <text:h text:style-name="Heading_20_2" text:outline-level="2">Few examples </text:h>
      <text:h text:style-name="Heading_20_3" text:outline-level="3">Format 1 - simple unstructured text </text:h>
      <text:p text:style-name="Paragraph_20_Padding">Most simple case of XML representation - just wrap definition in original termware language in XML element as text. So, root element is 'termware-text': all what is inside this element is original TermWare definitions. </text:p>
      <text:p text:style-name="Paragraph_20_Padding">DTD fragemnt looks as follow: </text:p>
      <text:p text:style-name="Paragraph_20_Padding"/>
      <text:p text:style-name="Paragraph_20_Programlisting">&lt;!-- XML DTD --&gt; </text:p>
      <text:p text:style-name="Paragraph_20_Programlisting">&lt;?xml version="1.0" encoding="utf-8"?&gt; </text:p>
      <text:p text:style-name="Paragraph_20_Programlisting">&lt;!-- One root element - TermWare and text inside on --&gt; </text:p>
      <text:p text:style-name="Paragraph_20_Programlisting">&lt;!ELEMENT termware-text (#PCDATA)&gt; <text:s text:c="8"/></text:p>
      <text:p text:style-name="Paragraph_20_Programlisting"/>
      <text:p text:style-name="Standard"/>
      <text:p text:style-name="Standard">For example, next definition:</text:p>
      <text:p text:style-name="Standard"/>
      <text:p text:style-name="Paragraph_20_Programlisting"><text:s text:c="4"/>system(SemiGroup,default,</text:p>
      <text:p text:style-name="Paragraph_20_Programlisting"><text:s text:c="18"/>ruleset( <text:s/>($x*$y)*$z <text:s/>-&gt; <text:s/>$x*($y*$z) <text:s/>),</text:p>
      <text:p text:style-name="Paragraph_20_Programlisting"><text:s text:c="18"/>FirstTop)</text:p>
      <text:p text:style-name="Paragraph_20_Programlisting">);</text:p>
      <text:p text:style-name="Standard"/>
      <text:p text:style-name="Standard">Will be look in XML <text:s/>syntax as:</text:p>
      <text:p text:style-name="Standard"/>
      <text:p text:style-name="Paragraph_20_Programlisting">&lt;?xml <text:s/>version="1.0" <text:s/>encoding="utf-8"?&gt;</text:p>
      <text:p text:style-name="Paragraph_20_Programlisting">&lt;!DOCTYPE <text:s/>termware-text <text:s/>PUBLIC</text:p>
      <text:p text:style-name="Paragraph_20_Programlisting">"-//GradSoft//DTD <text:s/>TermWare <text:s/>ruleset <text:s/>form <text:s/>1//EN"</text:p>
      <text:p text:style-name="Paragraph_20_Programlisting">"http://www.gradsoft.ua/dtd/termware-1.dtd"&gt;</text:p>
      <text:p text:style-name="Paragraph_20_Programlisting">&lt;termware-text&gt;</text:p>
      <text:p text:style-name="Paragraph_20_Programlisting">&lt;![CDATA[</text:p>
      <text:p text:style-name="Paragraph_20_Programlisting"/>
      <text:p text:style-name="Paragraph_20_Programlisting"><text:s text:c="4"/>system(SemiGroup,default,</text:p>
      <text:p text:style-name="Paragraph_20_Programlisting"><text:s text:c="18"/>ruleset( <text:s/>($x*$y)*$z <text:s/>-&gt; <text:s/>$x*($y*$z) <text:s/>),</text:p>
      <text:p text:style-name="Paragraph_20_Programlisting"><text:s text:c="18"/>FirstTop)</text:p>
      <text:p text:style-name="Paragraph_20_Programlisting">);</text:p>
      <text:p text:style-name="Paragraph_20_Programlisting"/>
      <text:p text:style-name="Paragraph_20_Programlisting">]]&gt;</text:p>
      <text:p text:style-name="Paragraph_20_Programlisting"/>
      <text:p text:style-name="Paragraph_20_Programlisting">&lt;/termware-text&gt;</text:p>
      <text:p text:style-name="Paragraph_20_Programlisting"/>
      <text:p text:style-name="Paragraph_20_Programlisting"/>
      <text:h text:style-name="Heading_20_3" text:outline-level="3">Format 2 - XML element for rule set. </text:h>
      <text:p text:style-name="Paragraph_20_Padding">Next format, which can be useful - mark out XML elements for domains and systems. (System in Termware is analog of ruleset, with domains we can group systems into hierarchy). Name of system, facts db and strategy are attributes of system term. </text:p>
      <text:p text:style-name="Paragraph_20_Padding">DTD fragment looks as follow: </text:p>
      <text:p text:style-name="Paragraph_20_Padding"/>
      <text:p text:style-name="Paragraph_20_Programlisting"><text:s/>&lt;!-- XML DTD --&gt; </text:p>
      <text:p text:style-name="Paragraph_20_Programlisting">&lt;?xml version="1.0" encoding="utf-8"?&gt; </text:p>
      <text:p text:style-name="Paragraph_20_Programlisting">&lt;! --&gt; </text:p>
      <text:p text:style-name="Paragraph_20_Programlisting"/>
      <text:p text:style-name="Paragraph_20_Programlisting">&lt;!ELEMENT termware domain&gt; </text:p>
      <text:p text:style-name="Paragraph_20_Programlisting">&lt;!ELEMENT domain (domain* <text:s/>system-text*) &gt; </text:p>
      <text:p text:style-name="Paragraph_20_Programlisting">&lt;!ATTLIST domain </text:p>
      <text:p text:style-name="Paragraph_20_Programlisting"><text:s text:c="5"/>name <text:s text:c="2"/>CDATA <text:s text:c="3"/>#REQUIRED </text:p>
      <text:p text:style-name="Paragraph_20_Programlisting"><text:s text:c="5"/>id <text:s text:c="4"/>NMTOKEN <text:s/>#IMPLIED </text:p>
      <text:p text:style-name="Paragraph_20_Programlisting">&gt; </text:p>
      <text:p text:style-name="Paragraph_20_Programlisting">&lt;!ELEMENT system-text (#PCDATA) &gt; </text:p>
      <text:p text:style-name="Paragraph_20_Programlisting">&lt;!ATTLIST system-text </text:p>
      <text:p text:style-name="Paragraph_20_Programlisting"><text:s text:c="6"/>name <text:s text:c="5"/>CDATA <text:s/>#REQUIRED, </text:p>
      <text:p text:style-name="Paragraph_20_Programlisting"><text:s text:c="6"/>facts <text:s text:c="4"/>CDATA <text:s/>#REQUIRED, </text:p>
      <text:p text:style-name="Paragraph_20_Programlisting"><text:s text:c="6"/>strategy <text:s/>CDATA <text:s/>#REQUIRED, </text:p>
      <text:p text:style-name="Paragraph_20_Programlisting"><text:s text:c="6"/>id <text:s text:c="4"/>NMTOKEN <text:s/>#IMPLIED </text:p>
      <text:p text:style-name="Paragraph_20_Programlisting">&gt; <text:s text:c="20"/></text:p>
      <text:p text:style-name="Paragraph_20_Padding">Example: </text:p>
      <text:p text:style-name="Standard"/>
      <text:p text:style-name="Paragraph_20_Programlisting"/>
      <text:p text:style-name="Paragraph_20_Programlisting"/>
      <text:p text:style-name="Paragraph_20_Programlisting">&lt;termware&gt;</text:p>
      <text:p text:style-name="Paragraph_20_Programlisting">&lt;domain <text:s/>name="examples" <text:s/>&gt;</text:p>
      <text:p text:style-name="Paragraph_20_Programlisting"><text:s text:c="2"/>&lt;system-text <text:s/>name="Life" <text:s/>strategy="FirstTop" <text:s/>facts="ua.gradsoft.termwaredemos.life.Life1Facts" <text:s/>&gt;</text:p>
      <text:p text:style-name="Paragraph_20_Programlisting"><text:s text:c="2"/>&lt;![CDATA[</text:p>
      <text:p text:style-name="Paragraph_20_Programlisting"/>
      <text:p text:style-name="Paragraph_20_Programlisting"><text:s text:c="3"/>#@description <text:s/>born-of-new-cell</text:p>
      <text:p text:style-name="Paragraph_20_Programlisting"><text:s text:c="3"/>{ <text:s/>l($i,$j) <text:s/>: <text:s/>$T} <text:s/>[ <text:s/>n($i,$j) <text:s/>== <text:s/>3 <text:s/>] <text:s/>-&gt; <text:s/>$T <text:s/>[ <text:s/>putCell($i,$j) <text:s/>],</text:p>
      <text:p text:style-name="Paragraph_20_Programlisting"/>
      <text:p text:style-name="Paragraph_20_Programlisting"><text:s text:c="3"/>#@description <text:s/>static-cell</text:p>
      <text:p text:style-name="Paragraph_20_Programlisting"><text:s text:c="2"/>{ <text:s/>l($i,$j) <text:s/>: <text:s/>$T} <text:s/>[ <text:s/>n($i,$j) <text:s/>== <text:s/>2 <text:s/>] <text:s/>-&gt; <text:s/>$T <text:s/>[ <text:s/>existsCell($i,$j) <text:s/>? <text:s/>putCell($i,$j) <text:s/>: <text:s/>removeCell($i,$j) <text:s/>] <text:s/>,</text:p>
      <text:p text:style-name="Paragraph_20_Programlisting"/>
      <text:p text:style-name="Paragraph_20_Programlisting"><text:s text:c="3"/>#@description <text:s/>die-of-cell</text:p>
      <text:p text:style-name="Paragraph_20_Programlisting"><text:s text:c="3"/>{ <text:s/>l($i,$j) <text:s/>: <text:s/>$T} <text:s/>[ <text:s/>n($i,$j) <text:s/>&gt; <text:s/>3 <text:s/>|| <text:s/>n($i,$j) <text:s/>&lt; <text:s/>2 <text:s/>] <text:s/>-&gt; <text:s/>$T <text:s/>[ <text:s/>removeCell($i,$j) <text:s/>],</text:p>
      <text:p text:style-name="Paragraph_20_Programlisting"/>
      <text:p text:style-name="Paragraph_20_Programlisting"/>
      <text:p text:style-name="Paragraph_20_Programlisting"><text:s text:c="3"/>#@description <text:s/>empty-set</text:p>
      <text:p text:style-name="Paragraph_20_Programlisting"><text:s text:c="3"/>{ <text:s/>} <text:s/>-&gt; <text:s/>checkEmpty($T) <text:s/>[ showGeneration(), generateNextTestSet($T) <text:s/>],</text:p>
      <text:p text:style-name="Paragraph_20_Programlisting"/>
      <text:p text:style-name="Paragraph_20_Programlisting"><text:s text:c="3"/>#@description <text:s/>check-empty-notnull</text:p>
      <text:p text:style-name="Paragraph_20_Programlisting"><text:s text:c="3"/>checkEmpty({$x:$Y}) <text:s/>-&gt; <text:s/>{ <text:s/>$x:$Y <text:s/>},</text:p>
      <text:p text:style-name="Paragraph_20_Programlisting"/>
      <text:p text:style-name="Paragraph_20_Programlisting"><text:s text:c="3"/>#@description <text:s/>check-empty-null</text:p>
      <text:p text:style-name="Paragraph_20_Programlisting"><text:s text:c="3"/>checkEmpty({}) <text:s/>-&gt; <text:s/>END</text:p>
      <text:p text:style-name="Paragraph_20_Programlisting"><text:s text:c="30"/></text:p>
      <text:p text:style-name="Paragraph_20_Programlisting"><text:s text:c="2"/>]]&gt;</text:p>
      <text:p text:style-name="Paragraph_20_Programlisting"><text:s text:c="2"/>&lt;/system-text&gt;</text:p>
      <text:p text:style-name="Paragraph_20_Programlisting">&lt;/domain&gt;</text:p>
      <text:p text:style-name="Paragraph_20_Programlisting"><text:s text:c="2"/>&lt;/termware&gt;</text:p>
      <text:p text:style-name="Paragraph_20_Programlisting"/>
      <text:p text:style-name="Paragraph_20_Programlisting"/>
      <text:h text:style-name="Heading_20_3" text:outline-level="3">Format 3 - XML element for each rule. </text:h>
      <text:h text:style-name="Heading_20_3" text:outline-level="3"/>
      <text:p text:style-name="Standard">In next level of detalization we can mark out XML element for each rule.:</text:p>
      <text:p text:style-name="Standard"/>
      <text:p text:style-name="Paragraph_20_Programlisting">&lt;!-- <text:s/>XML <text:s/>DTD <text:s/>--&gt;</text:p>
      <text:p text:style-name="Paragraph_20_Programlisting">&lt;?xml <text:s/>version="1.0" <text:s/>encoding="utf-8"?&gt;</text:p>
      <text:p text:style-name="Paragraph_20_Programlisting">&lt;! <text:s/>--&gt;</text:p>
      <text:p text:style-name="Paragraph_20_Programlisting"/>
      <text:p text:style-name="Paragraph_20_Programlisting">&lt;!ELEMENT <text:s/>termware <text:s/>domain&gt;</text:p>
      <text:p text:style-name="Paragraph_20_Programlisting">&lt;!ELEMENT <text:s/>domain <text:s/>(domain* <text:s/>system*) <text:s/>&gt;</text:p>
      <text:p text:style-name="Paragraph_20_Programlisting">&lt;!ATTLIST <text:s/>domain <text:s/></text:p>
      <text:p text:style-name="Paragraph_20_Programlisting"><text:s text:c="10"/>name <text:s text:c="5"/>CDATA <text:s text:c="7"/>#REQUIRED</text:p>
      <text:p text:style-name="Paragraph_20_Programlisting"><text:s text:c="10"/>id <text:s text:c="9"/>ID <text:s text:c="13"/>#IMPLIED</text:p>
      <text:p text:style-name="Paragraph_20_Programlisting">&gt;</text:p>
      <text:p text:style-name="Paragraph_20_Programlisting">&lt;!ELEMENT <text:s/>system <text:s/>(import-ruleset <text:s/>| <text:s/>rule-text)* <text:s/>&gt;</text:p>
      <text:p text:style-name="Paragraph_20_Programlisting">&lt;!ATTLIST <text:s/>system</text:p>
      <text:p text:style-name="Paragraph_20_Programlisting"><text:s text:c="12"/>name <text:s text:c="11"/>CDATA <text:s text:c="3"/>#REQUIRED,</text:p>
      <text:p text:style-name="Paragraph_20_Programlisting"><text:s text:c="12"/>facts <text:s text:c="9"/>CDATA <text:s text:c="3"/>#REQUIRED,</text:p>
      <text:p text:style-name="Paragraph_20_Programlisting"><text:s text:c="12"/>strategy <text:s text:c="3"/>CDATA <text:s text:c="3"/>#REQUIRED,</text:p>
      <text:p text:style-name="Paragraph_20_Programlisting"><text:s text:c="12"/>id <text:s text:c="15"/>ID <text:s text:c="9"/>#IMPLIED</text:p>
      <text:p text:style-name="Paragraph_20_Programlisting">&gt;</text:p>
      <text:p text:style-name="Paragraph_20_Programlisting">&lt;!ELEMENT <text:s/>import-ruleset <text:s/>(#PCDATA) <text:s/>&gt;</text:p>
      <text:p text:style-name="Paragraph_20_Programlisting">&lt;!ATTLIST <text:s/>import-ruleset</text:p>
      <text:p text:style-name="Paragraph_20_Programlisting"><text:s text:c="4"/>name <text:s text:c="15"/>CDATA <text:s text:c="5"/>#REQUIRED</text:p>
      <text:p text:style-name="Paragraph_20_Programlisting"><text:s text:c="4"/>id <text:s text:c="19"/>ID <text:s text:c="11"/>#IMPLIED</text:p>
      <text:p text:style-name="Paragraph_20_Programlisting">&gt;</text:p>
      <text:p text:style-name="Paragraph_20_Programlisting">&lt;!ELEMENT <text:s/>rule-text <text:s/>(#PCDATA) <text:s/>&gt;</text:p>
      <text:p text:style-name="Paragraph_20_Programlisting">&lt;!ATTLIST <text:s/>rule-text</text:p>
      <text:p text:style-name="Paragraph_20_Programlisting"><text:s text:c="4"/>name <text:s/>CDATA <text:s text:c="3"/>#IMPLIED</text:p>
      <text:p text:style-name="Paragraph_20_Programlisting"><text:s text:c="4"/>description <text:s/>PCDATA <text:s/>#IMPLIED</text:p>
      <text:p text:style-name="Paragraph_20_Programlisting"><text:s text:c="4"/>id <text:s text:c="19"/>ID <text:s text:c="9"/>#IMPLIED</text:p>
      <text:p text:style-name="Paragraph_20_Programlisting">&gt;</text:p>
      <text:p text:style-name="Paragraph_20_Programlisting"/>
      <text:p text:style-name="Paragraph_20_Programlisting"/>
      <text:p text:style-name="Paragraph_20_Padding">Previous example can be rewriten as: </text:p>
      <text:p text:style-name="Standard"/>
      <text:p text:style-name="Paragraph_20_Programlisting"/>
      <text:p text:style-name="Paragraph_20_Programlisting"/>
      <text:p text:style-name="Paragraph_20_Programlisting">&lt;domain <text:s/>name="examples" <text:s/>&gt;</text:p>
      <text:p text:style-name="Paragraph_20_Programlisting"><text:s text:c="2"/>&lt;system <text:s/>name="Life" <text:s/>strategy="FirstTop" <text:s/>facts="ua.gradsoft.termwaredemos.life.Life1Facts" <text:s/>&gt;</text:p>
      <text:p text:style-name="Paragraph_20_Programlisting"><text:s text:c="6"/></text:p>
      <text:p text:style-name="Paragraph_20_Programlisting"><text:s text:c="4"/>&lt;rule-text <text:s/>description="born-of-new-cell&gt;</text:p>
      <text:p text:style-name="Paragraph_20_Programlisting"><text:s text:c="14"/>&lt;![CDATA[</text:p>
      <text:p text:style-name="Paragraph_20_Programlisting"><text:s text:c="16"/>{ <text:s/>l($i,$j) <text:s/>: <text:s/>$T} <text:s/>[ <text:s/>n($i,$j) <text:s/>== <text:s/>3 <text:s/>] <text:s/>-&gt; <text:s/>$T <text:s/>[ <text:s/>putCell($i,$j) <text:s/>]</text:p>
      <text:p text:style-name="Paragraph_20_Programlisting"><text:s text:c="14"/>]]&gt; <text:s/></text:p>
      <text:p text:style-name="Paragraph_20_Programlisting"><text:s text:c="4"/>&lt;/rule-text&gt;</text:p>
      <text:p text:style-name="Paragraph_20_Programlisting"><text:s text:c="4"/>&lt;rule-text <text:s/>description="static <text:s/>cell"&gt;</text:p>
      <text:p text:style-name="Paragraph_20_Programlisting"><text:s text:c="14"/>&lt;![CDATA[</text:p>
      <text:p text:style-name="Paragraph_20_Programlisting"><text:s text:c="16"/>{ <text:s/>l($i,$j) <text:s/>: <text:s/>$T} <text:s/>[ <text:s/>n($i,$j) <text:s/>== <text:s/>2 <text:s/>] <text:s/>-&gt; <text:s/>$T <text:s/>[ <text:s/>existsCell($i,$j) <text:s/>? <text:s/>putCell($i,$j) <text:s/>: <text:s/>removeCell($i,$j) <text:s/>] <text:s/></text:p>
      <text:p text:style-name="Paragraph_20_Programlisting"><text:s text:c="14"/>]]&gt;</text:p>
      <text:p text:style-name="Paragraph_20_Programlisting"><text:s text:c="6"/>&lt;rule-text <text:s/>description="die"&gt; <text:s text:c="7"/></text:p>
      <text:p text:style-name="Paragraph_20_Programlisting"><text:s text:c="16"/>&lt;![CDATA[ <text:s/></text:p>
      <text:p text:style-name="Paragraph_20_Programlisting"><text:s text:c="18"/>{ <text:s/>l($i,$j) <text:s/>: <text:s/>$T} <text:s/>[ <text:s/>n($i,$j) <text:s/>&gt; <text:s/>3 <text:s/>|| <text:s/>n($i,$j) <text:s/>&lt; <text:s/>2 <text:s/>] <text:s/>-&gt; <text:s/>$T <text:s/>[ <text:s/>removeCell($i,$j) <text:s/>]</text:p>
      <text:p text:style-name="Paragraph_20_Programlisting"><text:s text:c="18"/>]]&gt;</text:p>
      <text:p text:style-name="Paragraph_20_Programlisting"><text:s text:c="6"/>&lt;/rule-text&gt; <text:s text:c="9"/></text:p>
      <text:p text:style-name="Paragraph_20_Programlisting"><text:s text:c="6"/>&lt;rule-text <text:s/>description="empty <text:s/>set"&gt;</text:p>
      <text:p text:style-name="Paragraph_20_Programlisting"><text:s text:c="16"/>&lt;![CDATA[ <text:s/></text:p>
      <text:p text:style-name="Paragraph_20_Programlisting"><text:s text:c="16"/>{ <text:s/>} <text:s/>-&gt; <text:s/>checkEmpty($T) <text:s/>[ <text:s/>showGeneration() <text:s/>, <text:s/>generateNextTestSet($T) <text:s/>],</text:p>
      <text:p text:style-name="Paragraph_20_Programlisting"><text:s text:c="18"/>]]&gt;</text:p>
      <text:p text:style-name="Paragraph_20_Programlisting"><text:s text:c="6"/>&lt;/rule-text&gt; <text:s text:c="9"/></text:p>
      <text:p text:style-name="Paragraph_20_Programlisting"><text:s text:c="6"/>&lt;rule-text <text:s/>description="check-empty-notempty"&gt;</text:p>
      <text:p text:style-name="Paragraph_20_Programlisting"><text:s text:c="16"/>&lt;![CDATA[ <text:s/></text:p>
      <text:p text:style-name="Paragraph_20_Programlisting"><text:s text:c="16"/>checkEmpty({$x:$Y}) <text:s/>-&gt; <text:s/>{ <text:s/>$x:$Y <text:s/>},</text:p>
      <text:p text:style-name="Paragraph_20_Programlisting"><text:s text:c="16"/>]]&gt;</text:p>
      <text:p text:style-name="Paragraph_20_Programlisting"><text:s text:c="6"/>&lt;/rule-text&gt; <text:s text:c="9"/></text:p>
      <text:p text:style-name="Paragraph_20_Programlisting"><text:s text:c="6"/>&lt;rule-text <text:s/>description="check-empty-empty"&gt;</text:p>
      <text:p text:style-name="Paragraph_20_Programlisting"><text:s text:c="14"/>&lt;![CDATA[ <text:s/></text:p>
      <text:p text:style-name="Paragraph_20_Programlisting"><text:s text:c="16"/>checkEmpty({}) <text:s/>-&gt; <text:s/>END</text:p>
      <text:p text:style-name="Paragraph_20_Programlisting"><text:s text:c="16"/>]]&gt;</text:p>
      <text:p text:style-name="Paragraph_20_Programlisting"><text:s text:c="6"/>&lt;/rule-text&gt; <text:s text:c="39"/></text:p>
      <text:p text:style-name="Paragraph_20_Programlisting"><text:s text:c="2"/>]]&gt;</text:p>
      <text:p text:style-name="Paragraph_20_Programlisting"><text:s text:c="2"/>&lt;/system-text&gt;</text:p>
      <text:p text:style-name="Paragraph_20_Programlisting">&lt;/domain&gt;</text:p>
      <text:p text:style-name="Paragraph_20_Programlisting"/>
      <text:p text:style-name="Paragraph_20_Programlisting"/>
      <text:h text:style-name="Heading_20_2" text:outline-level="2">DTD and attribute specifications </text:h>
      <text:p text:style-name="Paragraph_20_Padding">So, complete DTD is: </text:p>
      <text:p text:style-name="Standard"/>
      <text:p text:style-name="Paragraph_20_Programlisting"/>
      <text:p text:style-name="Paragraph_20_Programlisting"/>
      <text:p text:style-name="Paragraph_20_Programlisting">&lt;?xml <text:s/>version="1.0" <text:s/>encoding="UTF-8"?&gt;</text:p>
      <text:p text:style-name="Paragraph_20_Programlisting"/>
      <text:p text:style-name="Paragraph_20_Programlisting">&lt;!--</text:p>
      <text:p text:style-name="Paragraph_20_Programlisting"><text:s text:c="8"/>Document <text:s text:c="5"/>: <text:s/>termware.dtd</text:p>
      <text:p text:style-name="Paragraph_20_Programlisting"><text:s text:c="8"/>Author <text:s text:c="9"/>: <text:s/>Ruslan <text:s/>Shevchenko</text:p>
      <text:p text:style-name="Paragraph_20_Programlisting"><text:s text:c="8"/>Description:</text:p>
      <text:p text:style-name="Paragraph_20_Programlisting"><text:s text:c="16"/>DTD <text:s/>for <text:s/>XML <text:s/>representation <text:s/>of <text:s/>TermWare <text:s/>systems</text:p>
      <text:p text:style-name="Paragraph_20_Programlisting"/>
      <text:p text:style-name="Paragraph_20_Programlisting"/>
      <text:p text:style-name="Paragraph_20_Programlisting"><text:s text:c="8"/>PUBLIC <text:s/>ID <text:s text:c="3"/>: <text:s/>-//GradSoft//DTD <text:s/>TermWare <text:s/>ruleset//EN</text:p>
      <text:p text:style-name="Paragraph_20_Programlisting"><text:s text:c="8"/>SYSTEM <text:s/>ID <text:s text:c="3"/>: <text:s/>http://www.gradsoft.ua/termware/termware.dtd</text:p>
      <text:p text:style-name="Paragraph_20_Programlisting">--&gt;</text:p>
      <text:p text:style-name="Paragraph_20_Programlisting"/>
      <text:p text:style-name="Paragraph_20_Programlisting">&lt;!ELEMENT <text:s/>termware <text:s/>(domain*) <text:s/>&gt;</text:p>
      <text:p text:style-name="Paragraph_20_Programlisting">&lt;!ELEMENT <text:s/>termware-text <text:s/>(#PCDATA) <text:s/>&gt;</text:p>
      <text:p text:style-name="Paragraph_20_Programlisting">&lt;!ELEMENT <text:s/>domain <text:s/>(domain <text:s/>| <text:s/>system <text:s/>| <text:s/>system-text <text:s/>)* <text:s text:c="3"/>&gt;</text:p>
      <text:p text:style-name="Paragraph_20_Programlisting">&lt;!ATTLIST <text:s/>domain <text:s/></text:p>
      <text:p text:style-name="Paragraph_20_Programlisting"><text:s text:c="10"/>name <text:s text:c="5"/>CDATA <text:s text:c="7"/>#REQUIRED <text:s text:c="9"/></text:p>
      <text:p text:style-name="Paragraph_20_Programlisting"><text:s text:c="10"/>id <text:s text:c="9"/>ID <text:s text:c="13"/>#IMPLIED</text:p>
      <text:p text:style-name="Paragraph_20_Programlisting">&gt;</text:p>
      <text:p text:style-name="Paragraph_20_Programlisting">&lt;!ELEMENT <text:s/>system <text:s/>(import-ruleset <text:s/>| <text:s/>rule-text)* <text:s/>&gt;</text:p>
      <text:p text:style-name="Paragraph_20_Programlisting">&lt;!ATTLIST <text:s/>system</text:p>
      <text:p text:style-name="Paragraph_20_Programlisting"><text:s text:c="12"/>name <text:s text:c="11"/>CDATA <text:s text:c="3"/>#REQUIRED</text:p>
      <text:p text:style-name="Paragraph_20_Programlisting"><text:s text:c="12"/>facts <text:s text:c="9"/>CDATA <text:s text:c="3"/>#REQUIRED</text:p>
      <text:p text:style-name="Paragraph_20_Programlisting"><text:s text:c="12"/>strategy <text:s text:c="3"/>CDATA <text:s text:c="3"/>#REQUIRED</text:p>
      <text:p text:style-name="Paragraph_20_Programlisting"><text:s text:c="12"/>id <text:s text:c="21"/>ID <text:s text:c="9"/>#IMPLIED</text:p>
      <text:p text:style-name="Paragraph_20_Programlisting"><text:s text:c="12"/>debug <text:s text:c="15"/>CDATA <text:s text:c="3"/>#IMPLIED</text:p>
      <text:p text:style-name="Paragraph_20_Programlisting"><text:s text:c="12"/>debug-entity <text:s/>CDATA <text:s text:c="3"/>#IMPLIED</text:p>
      <text:p text:style-name="Paragraph_20_Programlisting"><text:s text:c="12"/>pass-via <text:s text:c="9"/>CDATA <text:s text:c="3"/>#IMPLIED</text:p>
      <text:p text:style-name="Paragraph_20_Programlisting">&gt;</text:p>
      <text:p text:style-name="Paragraph_20_Programlisting">&lt;!ELEMENT <text:s/>import-ruleset <text:s/>(#PCDATA) <text:s/>&gt;</text:p>
      <text:p text:style-name="Paragraph_20_Programlisting">&lt;!ATTLIST <text:s/>import-ruleset</text:p>
      <text:p text:style-name="Paragraph_20_Programlisting"><text:s text:c="4"/>name <text:s text:c="15"/>CDATA <text:s text:c="5"/>#REQUIRED</text:p>
      <text:p text:style-name="Paragraph_20_Programlisting"><text:s text:c="4"/>id <text:s text:c="19"/>ID <text:s text:c="11"/>#IMPLIED</text:p>
      <text:p text:style-name="Paragraph_20_Programlisting">&gt;</text:p>
      <text:p text:style-name="Paragraph_20_Programlisting">&lt;!ELEMENT <text:s/>rule-text <text:s/>(#PCDATA) <text:s/>&gt;</text:p>
      <text:p text:style-name="Paragraph_20_Programlisting">&lt;!ATTLIST <text:s/>rule-text</text:p>
      <text:p text:style-name="Paragraph_20_Programlisting"><text:s text:c="4"/>name <text:s/>CDATA <text:s text:c="17"/>#IMPLIED</text:p>
      <text:p text:style-name="Paragraph_20_Programlisting"><text:s text:c="4"/>description <text:s/>CDATA <text:s text:c="3"/>#IMPLIED</text:p>
      <text:p text:style-name="Paragraph_20_Programlisting"><text:s text:c="4"/>id <text:s text:c="19"/>ID <text:s text:c="9"/>#IMPLIED</text:p>
      <text:p text:style-name="Paragraph_20_Programlisting">&gt;</text:p>
      <text:p text:style-name="Paragraph_20_Programlisting"/>
      <text:p text:style-name="Paragraph_20_Padding"/>
      <text:p text:style-name="Paragraph_20_Padding">As you can see, all is evident. Some peculuarities:</text:p>
      <text:p text:style-name="Paragraph_20_Padding"><text:s/>Domain attributes:</text:p>
      <text:list text:style-name="L1">
        <text:list-item text:start-value="1">
          <text:list>
            <text:list-item text:start-value="1">
              <text:p text:style-name="P8">name - name of domain. Special name 'root' means root domain. </text:p>
            </text:list-item>
            <text:list-item>
              <text:p text:style-name="P8">id - id of XML elements. This iid soes not used inside rule system, but can be usefull during processing of XML files. </text:p>
            </text:list-item>
          </text:list>
        </text:list-item>
      </text:list>
      <text:p text:style-name="Paragraph_20_Padding"><text:s/>Domain chidlren elements:</text:p>
      <text:list text:style-name="L1">
        <text:list-item text:start-value="1">
          <text:list>
            <text:list-item text:start-value="1">
              <text:p text:style-name="P8">domain - definition od subdomain. </text:p>
            </text:list-item>
            <text:list-item>
              <text:p text:style-name="P8">system - definition of Term System (in JSR-94 terminology - rule execution set). </text:p>
            </text:list-item>
            <text:list-item>
              <text:p text:style-name="P8">system-text - definition of term system in plain text. </text:p>
            </text:list-item>
          </text:list>
        </text:list-item>
      </text:list>
      <text:p text:style-name="Paragraph_20_Padding">System attribute:</text:p>
      <text:list text:style-name="L1">
        <text:list-item text:start-value="1">
          <text:list>
            <text:list-item text:start-value="1">
              <text:p text:style-name="P8">name - name of system. </text:p>
            </text:list-item>
            <text:list-item>
              <text:p text:style-name="P8">facts - name of facts database. (see. Semantics Description). </text:p>
            </text:list-item>
            <text:list-item>
              <text:p text:style-name="P8">strategy - name of strategy (see Semantics Description). </text:p>
            </text:list-item>
            <text:list-item>
              <text:p text:style-name="P8">id - id of element. </text:p>
            </text:list-item>
            <text:list-item>
              <text:p text:style-name="P8">debug - boolean property, which is equivalent to call of setDebugMode with appropriative parameter after system initialization. </text:p>
            </text:list-item>
            <text:list-item>
              <text:p text:style-name="P8">debug-entity - string, which define scope of debug output. Usially all or full name of debug class. Used only if 'debug' set to 'true'. </text:p>
            </text:list-item>
            <text:list-item>
              <text:p text:style-name="P8">pass-via - If exists, than define name of term, in which object list is wrapped during passing to rule execution set. By default system receive list of object (i. e. term in form [a,b,c,d]. This is often incovenient to use, beccouse generic list is too generic object (sorry for tautology). If parameter of pass-via is set to name X , then during passing to rule execution set list of objects a, b, c, d , system will receive term X([a,b,c,d]). </text:p>
            </text:list-item>
          </text:list>
        </text:list-item>
      </text:list>
      <text:p text:style-name="Paragraph_20_Padding">System child elements:</text:p>
      <text:list text:style-name="L1">
        <text:list-item text:start-value="1">
          <text:list>
            <text:list-item text:start-value="1">
              <text:p text:style-name="P8">import-ruleset - import specification for set of rules from other system. </text:p>
            </text:list-item>
            <text:list-item>
              <text:p text:style-name="P8">rule-text - text of rule. </text:p>
            </text:list-item>
          </text:list>
        </text:list-item>
      </text:list>
      <text:p text:style-name="Paragraph_20_Padding">'import-ruleset' attributes:</text:p>
      <text:list text:style-name="L1">
        <text:list-item text:start-value="1">
          <text:list>
            <text:list-item text:start-value="1">
              <text:p text:style-name="P8">name - name of system, from which we import rules. </text:p>
            </text:list-item>
            <text:list-item>
              <text:p text:style-name="P8">id - id of elements. </text:p>
            </text:list-item>
          </text:list>
        </text:list-item>
      </text:list>
      <text:p text:style-name="Paragraph_20_Padding">Child elements are absent.</text:p>
      <text:list text:style-name="L1">
        <text:list-item text:start-value="1">
          <text:list>
            <text:list-item text:start-value="1">
              <text:p text:style-name="P8">name - name of rule. optional. </text:p>
            </text:list-item>
            <text:list-item>
              <text:p text:style-name="P8">description - description of rule. </text:p>
            </text:list-item>
            <text:list-item>
              <text:p text:style-name="P8">id - id of element. </text:p>
            </text:list-item>
          </text:list>
        </text:list-item>
        <text:list-item>
          <text:p text:style-name="P8">'system-text' attributes are the same, as in 'system' element </text:p>
        </text:list-item>
      </text:list>
      <text:h text:style-name="Heading_20_1" text:outline-level="1">Properties of rule execution sets </text:h>
      <text:list text:style-name="L1">
        <text:list-item text:start-value="1">
          <text:p text:style-name="P8">RoundingMode - rounding mode for decimal values. Must be integer value, one of constant which is defined in java.math.BigDecimal </text:p>
        </text:list-item>
        <text:list-item>
          <text:p text:style-name="P8">DecimalScale - target precision during dividing of big decimal values. </text:p>
        </text:list-item>
      </text:list>
      <text:h text:style-name="Heading_20_1" text:outline-level="1">Running JSR-94 TCK </text:h>
      <text:list text:style-name="L1">
        <text:list-item text:start-value="1">
          <text:p text:style-name="P8">It is necessory to download and unzip JSR-94 Technology Compability Kit from jcp site. </text:p>
        </text:list-item>
        <text:list-item>
          <text:p text:style-name="P8">In distributive termware cd to <text:span text:style-name="Text_20_Monospace">jtests-jsr94. </text:span>subdir. </text:p>
        </text:list-item>
        <text:list-item>
          <text:p text:style-name="P8">Set property tckhome in file <text:span text:style-name="Text_20_Monospace">run_tck.xml </text:span>. </text:p>
        </text:list-item>
        <text:list-item>
          <text:p text:style-name="P8">Start target run in <text:span text:style-name="Text_20_Monospace">run_tck.xml </text:span>with command <text:s/></text:p>
        </text:list-item>
        <text:list-item>
          <text:p text:style-name="P8">System will copy tck to <text:span text:style-name="Text_20_Monospace">build </text:span>subdir, owerride files <text:span text:style-name="Text_20_Monospace">tck.conf </text:span>, <text:span text:style-name="Text_20_Monospace">tck_res1.xml </text:span>, <text:span text:style-name="Text_20_Monospace">tck_res2.xml </text:span>by own and start testing process. Of course, it is also possible to do this by hands. </text:p>
        </text:list-item>
        <text:list-item>
          <text:p text:style-name="P8">After tests execution, junit reports can be found in subdir <text:span text:style-name="Text_20_Monospace">build/reports </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Courier1" svg:font-family="Courier"/>
    <style:font-face style:name="Lucida Console" svg:font-family="'Lucida Console'" style:font-pitch="fixed"/>
    <style:font-face style:name="Courier" svg:font-family="Courier" style:font-family-generic="modern" style:font-pitch="fixed"/>
    <style:font-face style:name="Arial" svg:font-family="Arial" style:font-pitch="variable"/>
    <style:font-face style:name="Arial1" svg:font-family="Arial"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zxx" fo:country="none"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1pt" fo:language="zxx" fo:country="none" style:font-name-asian="DejaVu LGC San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LGC Sans" style:font-size-asian="14pt" style:font-name-complex="Tahoma" style:font-size-complex="14pt"/>
    </style:style>
    <style:style style:name="Heading_20_1" style:display-name="Heading 1" style:family="paragraph" style:parent-style-name="Heading_20_Default" style:class="text" style:default-outline-level="1">
      <style:paragraph-properties fo:margin-top="0.6cm" fo:margin-bottom="0cm" text:number-lines="true" text:line-number="1"/>
      <style:text-properties fo:font-size="140%"/>
    </style:style>
    <style:style style:name="Heading_20_2" style:display-name="Heading 2" style:family="paragraph" style:parent-style-name="Heading_20_Default" style:class="text" style:default-outline-level="2">
      <style:paragraph-properties fo:margin-top="1.3cm" fo:margin-bottom="0cm" text:number-lines="true" text:line-number="2"/>
      <style:text-properties fo:font-size="120%"/>
    </style:style>
    <style:style style:name="Heading_20_3" style:display-name="Heading 3" style:family="paragraph" style:parent-style-name="Heading_20_Default" style:class="text" style:default-outline-level="3">
      <style:paragraph-properties fo:margin-top="0.6cm" fo:margin-bottom="0cm" text:number-lines="true" text:line-number="3"/>
      <style:text-properties fo:font-size="110%"/>
    </style:style>
    <style:style style:name="Heading_20_4" style:display-name="Heading 4" style:family="paragraph" style:parent-style-name="Heading_20_Default" style:class="text" style:default-outline-level="4">
      <style:paragraph-properties fo:margin-top="0.6cm" fo:margin-bottom="0cm" text:number-lines="true" text:line-number="4"/>
      <style:text-properties fo:font-size="11pt"/>
    </style:style>
    <style:style style:name="Head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Index" style:family="paragraph" style:parent-style-name="Paragraph_20_Default" style:class="index">
      <style:paragraph-properties text:number-lines="false" text:line-number="0"/>
    </style:style>
    <style:style style:name="Paragraph_20_Default" style:display-name="Paragraph Default" style:family="paragraph"/>
    <style:style style:name="Paragraph_20_Verbatim" style:display-name="Paragraph Verbatim" style:family="paragraph">
      <style:paragraph-properties fo:margin-left="0cm" fo:margin-right="0cm" fo:text-indent="0.3cm" style:auto-text-indent="false" fo:background-color="#e0e0e0" style:shadow="none">
        <style:background-image/>
      </style:paragraph-properties>
      <style:text-properties style:font-name="Courier" fo:font-size="10pt"/>
    </style:style>
    <style:style style:name="Paragraph" style:family="paragraph" style:parent-style-name="Paragraph_20_Default"/>
    <style:style style:name="Paragraph_20_Padding" style:display-name="Paragraph Padding" style:family="paragraph" style:parent-style-name="Paragraph_20_Default">
      <style:paragraph-properties fo:margin-top="0.199cm" fo:margin-bottom="0cm"/>
    </style:style>
    <style:style style:name="Paragraph_20_Padding_20_Odd" style:display-name="Paragraph Padding Odd" style:family="paragraph" style:parent-style-name="Paragraph_20_Default">
      <style:paragraph-properties fo:margin-left="1cm" fo:margin-right="0cm" fo:margin-top="0.199cm" fo:margin-bottom="0cm" fo:text-indent="0cm" style:auto-text-indent="false"/>
    </style:style>
    <style:style style:name="Paragraph_20_Screen" style:display-name="Paragraph Screen" style:family="paragraph" style:parent-style-name="Paragraph_20_Verbatim">
      <style:paragraph-properties fo:padding-left="0cm" fo:padding-right="0cm" fo:padding-top="0.199cm" fo:padding-bottom="0.199cm" fo:border-left="none" fo:border-right="none" fo:border-top="0.002cm solid #000000" fo:border-bottom="0.002cm solid #000000"/>
      <style:text-properties style:font-name="Lucida Console"/>
    </style:style>
    <style:style style:name="Paragraph_20_Programlisting" style:display-name="Paragraph Programlisting" style:family="paragraph" style:parent-style-name="Paragraph_20_Verbatim">
      <style:paragraph-properties fo:padding-left="0cm" fo:padding-right="0cm" fo:padding-top="0.199cm" fo:padding-bottom="0.199cm" fo:border-left="0.199cm solid #000000" fo:border-right="none" fo:border-top="none" fo:border-bottom="none"/>
    </style:style>
    <style:style style:name="Paragraph_20_Synopsis" style:display-name="Paragraph Synopsis" style:family="paragraph" style:parent-style-name="Paragraph_20_Verbatim">
      <style:paragraph-properties fo:background-color="#ffffff" fo:padding-left="0cm" fo:padding-right="0cm" fo:padding-top="0.199cm" fo:padding-bottom="0.199cm" fo:border-left="0.199cm solid #000000" fo:border-right="none" fo:border-top="none" fo:border-bottom="none">
        <style:background-image/>
      </style:paragraph-properties>
    </style:style>
    <style:style style:name="Paragraph_20_Justify" style:display-name="Paragraph Justify" style:family="paragraph" style:parent-style-name="Paragraph_20_Default">
      <style:paragraph-properties fo:text-align="justify" style:justify-single-word="false" style:text-autospace="ideograph-alpha" style:punctuation-wrap="hanging" style:line-break="strict" style:writing-mode="page"/>
    </style:style>
    <style:style style:name="Paragraph_20_BlockQuote" style:display-name="Paragraph BlockQuote" style:family="paragraph" style:parent-style-name="Paragraph_20_Default">
      <style:paragraph-properties fo:margin-left="1.199cm" fo:margin-right="0cm" fo:margin-top="0cm" fo:margin-bottom="0.3cm" fo:text-indent="0cm" style:auto-text-indent="false" fo:padding-left="0.15cm" fo:padding-right="0.049cm" fo:padding-top="0.049cm" fo:padding-bottom="0.049cm" fo:border-left="0.176cm solid #999999" fo:border-right="none" fo:border-top="none" fo:border-bottom="none" style:shadow="none"/>
      <style:text-properties fo:font-style="italic"/>
    </style:style>
    <style:style style:name="Paragraph_20_Term" style:display-name="Paragraph Term" style:family="paragraph" style:parent-style-name="Paragraph_20_Default">
      <style:paragraph-properties fo:margin-top="0.199cm" fo:margin-bottom="0cm" fo:keep-with-next="always"/>
      <style:text-properties fo:font-weight="bold"/>
    </style:style>
    <style:style style:name="para-sidebar" style:family="paragraph" style:parent-style-name="Paragraph_20_Default"/>
    <style:style style:name="Heading_20_Default" style:display-name="Heading Default" style:family="paragraph">
      <style:paragraph-properties style:shadow="none" fo:keep-with-next="always" text:number-lines="true" text:line-number="0"/>
      <style:text-properties fo:color="#323298" style:font-name="Arial" fo:font-weight="bold"/>
    </style:style>
    <style:style style:name="Headings" style:family="paragraph" style:parent-style-name="Heading_20_Default" style:class="text" style:default-outline-level="5">
      <style:paragraph-properties fo:margin-top="0.499cm" fo:margin-bottom="0cm"/>
      <style:text-properties fo:font-size="11pt"/>
    </style:style>
    <style:style style:name="Heading_20_Small" style:display-name="Heading Small" style:family="paragraph" style:parent-style-name="Heading_20_Default" style:class="text">
      <style:paragraph-properties fo:margin-top="0.499cm" fo:margin-bottom="0cm"/>
      <style:text-properties fo:color="#323298" fo:font-size="11pt"/>
    </style:style>
    <style:style style:name="Paragraph_20_Heading" style:display-name="Paragraph Heading" style:family="paragraph" style:parent-style-name="Heading_20_Default" style:class="text">
      <style:paragraph-properties fo:margin-top="0.349cm" fo:margin-bottom="0cm"/>
      <style:text-properties fo:color="#323298" style:font-name="Arial" fo:font-size="11pt" fo:font-weight="bold"/>
    </style:style>
    <style:style style:name="Paragraph_20_Title" style:display-name="Paragraph Title" style:family="paragraph" style:parent-style-name="Paragraph_20_Default" style:class="text">
      <style:paragraph-properties fo:margin-top="0.349cm" fo:margin-bottom="0cm"/>
      <style:text-properties fo:color="#323298" style:font-name="Arial" fo:font-size="11pt" fo:font-weight="bold"/>
    </style:style>
    <style:style style:name="Title_20_Default" style:display-name="Title Default" style:family="paragraph">
      <style:paragraph-properties style:shadow="none"/>
      <style:text-properties fo:color="#323298" style:font-name="Arial" fo:font-weight="bold"/>
    </style:style>
    <style:style style:name="Title_20_Book" style:display-name="Title Book" style:family="paragraph" style:parent-style-name="Title_20_Default" style:next-style-name="Paragraph_20_Padding">
      <style:paragraph-properties fo:padding-left="0cm" fo:padding-right="0cm" fo:padding-top="0.6cm" fo:padding-bottom="0cm" fo:border="none"/>
      <style:text-properties fo:font-size="300%"/>
    </style:style>
    <style:style style:name="Title_20_Chapter" style:display-name="Title Chapter" style:family="paragraph" style:parent-style-name="Title_20_Default" style:next-style-name="Paragraph_20_Padding">
      <style:paragraph-properties fo:break-before="page" fo:padding-left="0cm" fo:padding-right="0cm" fo:padding-top="0.6cm" fo:padding-bottom="0cm" fo:border="none"/>
      <style:text-properties fo:font-size="300%"/>
    </style:style>
    <style:style style:name="Title_20_Article" style:display-name="Title Article" style:family="paragraph" style:parent-style-name="Title_20_Default" style:next-style-name="Paragraph_20_Padding">
      <style:paragraph-properties fo:padding-left="0cm" fo:padding-right="0cm" fo:padding-top="0.6cm" fo:padding-bottom="0cm" fo:border="none"/>
      <style:text-properties fo:font-size="160%"/>
    </style:style>
    <style:style style:name="Title_20_Bibliography" style:display-name="Title Bibliography" style:family="paragraph" style:parent-style-name="Title_20_Default" style:next-style-name="Paragraph_20_Padding">
      <style:paragraph-properties fo:padding-left="0cm" fo:padding-right="0cm" fo:padding-top="0.6cm" fo:padding-bottom="0cm" fo:border="none"/>
      <style:text-properties fo:font-size="300%"/>
    </style:style>
    <style:style style:name="Bullet_20_Symbols" style:display-name="Bullet Symbols" style:family="text">
      <style:text-properties fo:color="#323298" style:font-name="Arial" fo:font-weight="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xt_20_Strong" style:display-name="Text Strong" style:family="text">
      <style:text-properties fo:font-style="italic" fo:font-weight="bold"/>
    </style:style>
    <style:style style:name="Text_20_Bold" style:display-name="Text Bold" style:family="text">
      <style:text-properties fo:font-weight="bold"/>
    </style:style>
    <style:style style:name="Text_20_Italic" style:display-name="Text Italic" style:family="text">
      <style:text-properties fo:font-style="italic"/>
    </style:style>
    <style:style style:name="Text_20_Underline" style:display-name="Text Underline" style:family="text">
      <style:text-properties style:text-underline-style="solid" style:text-underline-width="auto" style:text-underline-color="#000000" style:text-underline-mode="continuous" style:text-line-through-mode="continuous"/>
    </style:style>
    <style:style style:name="Text_20_Strikethrough" style:display-name="Text Strikethrough" style:family="text">
      <style:text-properties style:text-line-through-style="solid"/>
    </style:style>
    <style:style style:name="Text_20_Highlight" style:display-name="Text Highlight" style:family="text">
      <style:text-properties fo:background-color="#ffff00"/>
    </style:style>
    <style:style style:name="Text_20_Monospace" style:display-name="Text Monospace" style:family="text">
      <style:text-properties style:font-name="Courier1"/>
    </style:style>
    <style:style style:name="Text_20_Superscript" style:display-name="Text Superscript" style:family="text">
      <style:text-properties style:text-position="super 58%"/>
    </style:style>
    <style:style style:name="Text_20_Subscript" style:display-name="Text Subscript" style:family="text">
      <style:text-properties style:text-position="sub 58%"/>
    </style:style>
    <style:style style:name="Text_20_Command" style:display-name="Text Command" style:family="text">
      <style:text-properties style:font-name="Courier1" fo:font-weight="bold" fo:background-color="#f0f0f0"/>
    </style:style>
    <style:style style:name="Number_20_Symbols" style:display-name="Number Symbols" style:family="text">
      <style:text-properties fo:color="#323298" style:font-name="Arial"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Headings" style:display-name="List Headings">
      <text:list-level-style-number text:level="1" text:style-name="Number_20_Symbols" style:num-suffix="." style:num-format="1">
        <style:list-level-properties text:min-label-distance="0.3cm"/>
      </text:list-level-style-number>
      <text:list-level-style-number text:level="2" text:style-name="Number_20_Symbols" style:num-suffix="." style:num-format="1" text:display-levels="2">
        <style:list-level-properties text:min-label-distance="0.3cm"/>
      </text:list-level-style-number>
      <text:list-level-style-number text:level="3" text:style-name="Number_20_Symbols" style:num-suffix="." style:num-format="1" text:display-levels="3">
        <style:list-level-properties text:min-label-distance="0.3cm"/>
      </text:list-level-style-number>
      <text:list-level-style-number text:level="4" text:style-name="Number_20_Symbols" style:num-suffix="." style:num-format="1" text:display-levels="4">
        <style:list-level-properties text:min-label-distance="0.3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footer" style:family="table">
      <style:table-properties style:width="17.251cm" table:align="margins"/>
    </style:style>
    <style:style style:name="tablefooter.A" style:family="table-column">
      <style:table-column-properties style:column-width="8.625cm" style:rel-column-width="32767*"/>
    </style:style>
    <style:style style:name="tablefooter.B" style:family="table-column">
      <style:table-column-properties style:column-width="8.625cm" style:rel-column-width="32768*"/>
    </style:style>
    <style:style style:name="Table1" style:family="table">
      <style:table-properties style:width="17.251cm" table:align="margins"/>
    </style:style>
    <style:style style:name="Table1.A" style:family="table-column">
      <style:table-column-properties style:column-width="8.625cm" style:rel-column-width="32767*"/>
    </style:style>
    <style:style style:name="Table1.B" style:family="table-column">
      <style:table-column-properties style:column-width="8.625cm" style:rel-column-width="32768*"/>
    </style:style>
    <style:style style:name="P1" style:family="paragraph" style:parent-style-name="Footer">
      <style:paragraph-properties fo:margin-left="0cm" fo:margin-right="0.101cm" fo:margin-top="0.049cm" fo:margin-bottom="0cm" fo:text-align="start" style:justify-single-word="false" fo:text-indent="0cm" style:auto-text-indent="false"/>
      <style:text-properties fo:font-size="7pt"/>
    </style:style>
    <style:style style:name="P2" style:family="paragraph" style:parent-style-name="Footer">
      <style:paragraph-properties fo:margin-left="0cm" fo:margin-right="0.101cm" fo:margin-top="0.049cm" fo:margin-bottom="0cm" fo:text-align="end" style:justify-single-word="false" fo:text-indent="0cm" style:auto-text-indent="false"/>
      <style:text-properties fo:font-size="7pt"/>
    </style:style>
    <style:page-layout style:name="pm1">
      <style:page-layout-properties fo:page-width="21.001cm" fo:page-height="29.7cm" style:num-format="1" style:print-orientation="portrait" fo:margin-top="0.97cm" fo:margin-bottom="0.61cm" fo:margin-left="1.7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1.199cm" fo:margin-left="0cm" fo:margin-right="0cm" fo:margin-top="0.499cm" fo:border-top="0.002cm solid #000000" fo:border-bottom="none" fo:border-left="none" fo:border-right="none" fo:padding="0cm"/>
      </style:footer-style>
    </style:page-layout>
  </office:automatic-styles>
  <office:master-styles>
    <style:master-page style:name="Standard" style:page-layout-name="pm1" style:next-style-name="Others">
      <style:header>
        <text:p text:style-name="Header"><text:s/></text:p>
      </style:header>
      <style:footer>
        <table:table table:name="tablefooter" table:style-name="tablefooter">
          <table:table-column table:style-name="tablefooter.A"/>
          <table:table-column table:style-name="tablefooter.B"/>
          <table:table-row>
            <table:table-cell office:value-type="string">
              <text:p text:style-name="P1"/>
              <text:p text:style-name="P1">Generated by docbook2odf</text:p>
            </table:table-cell>
            <table:table-cell office:value-type="string">
              <text:p text:style-name="P2">Page <text:page-number text:select-page="current">6</text:page-number> of <text:page-count>6</text:page-count> </text:p>
            </table:table-cell>
          </table:table-row>
        </table:table>
      </style:footer>
    </style:master-page>
    <style:master-page style:name="Others" style:page-layout-name="pm1">
      <style:header>
        <text:p text:style-name="Header"><text:s/></text:p>
      </style:header>
      <style:footer>
        <table:table table:name="Table1" table:style-name="Table1">
          <table:table-column table:style-name="Table1.A"/>
          <table:table-column table:style-name="Table1.B"/>
          <table:table-row>
            <table:table-cell office:value-type="string">
              <text:p text:style-name="P1"/>
              <text:p text:style-name="P1">(C) Grad-Soft ltd</text:p>
            </table:table-cell>
            <table:table-cell office:value-type="string">
              <text:p text:style-name="P2">Page <text:page-number text:select-page="current">6</text:page-number> of <text:page-count>6</text:page-count>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1$Build-9129</meta:generator>
    <meta:creation-date>2007-06-25T11:39:08</meta:creation-date>
    <dc:creator>Ruslan Shevchenko</dc:creator>
    <dc:date>2007-06-25T17:46:35</dc:date>
    <dc:language>zxx</dc:language>
    <meta:editing-cycles>3</meta:editing-cycles>
    <meta:editing-duration>PT1H39M37S</meta:editing-duration>
    <meta:user-defined meta:name="Info 1"/>
    <meta:user-defined meta:name="Info 2"/>
    <meta:user-defined meta:name="Info 3"/>
    <meta:user-defined meta:name="Info 4"/>
    <meta:document-statistic meta:table-count="2" meta:image-count="0" meta:object-count="0" meta:page-count="6" meta:paragraph-count="221" meta:word-count="1099" meta:character-count="9001"/>
  </office:meta>
</office:document-meta>
</file>